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Goal of the project</text:span></text:p>
      <text:p text:style-name="P1"><text:span text:style-name="T1">-------------------</text:span></text:p>
      <text:p text:style-name="P1"><text:span text:style-name="T1">A simple application that handles customers booking of rental vehicles and the return of them. It should also be reasonable easy for a business owner to change the UI and the way data is stored.</text:span></text:p>
      <text:p text:style-name="P1"><text:span text:style-name="T1">-------------------</text:span></text:p>
      <text:p text:style-name="P1"><text:span text:style-name="T2"/></text:p>
      <text:p text:style-name="P1"><text:span text:style-name="T3">Structure Overview</text:span></text:p>
      <text:p text:style-name="P1"><text:span text:style-name="T3">--------------</text:span></text:p>
      <text:p text:style-name="P1"><text:span text:style-name="T3">The project will follow the MVVM-pattern to decouple the Views from the underlying logic, since the business owner might want to change the UI and data storage according to his/her needs. The database connection will be handled by a service class so that the ViewModel doesn't depend on the underlying implementation.</text:span></text:p>
      <text:p text:style-name="P1"><text:span text:style-name="T3">--------------</text:span></text:p>
      <text:p text:style-name="P1"><text:span text:style-name="T4"/></text:p>
      <text:p text:style-name="P1"><text:span text:style-name="T4"/></text:p>
      <text:p text:style-name="P1"><text:span text:style-name="T5">Criteria for completion</text:span></text:p>
      <text:p text:style-name="P1"><text:span text:style-name="T5">-----------------------</text:span></text:p>
      <text:p text:style-name="P1"><text:span text:style-name="T5">The project should be considered done when a customer can use the application to book a vehicle and also return it while giving the business owner the choise of UI and data storage.</text:span></text:p>
      <text:p text:style-name="P1"><text:span text:style-name="T5">-----------------------</text:span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